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F43000006D85BD8023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Times New Roman'" style:font-family-generic="roman"/>
    <style:font-face style:name="Optima" svg:font-family="Optima,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251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Standard">
      <style:paragraph-properties fo:line-height="130%" fo:text-align="justify" style:justify-single-word="false">
        <style:tab-stops>
          <style:tab-stop style:position="0cm"/>
          <style:tab-stop style:position="6.251cm"/>
        </style:tab-stops>
      </style:paragraph-properties>
    </style:style>
    <style:style style:name="P2" style:family="paragraph" style:parent-style-name="Standard">
      <style:paragraph-properties fo:line-height="130%" fo:text-align="justify" style:justify-single-word="false">
        <style:tab-stops>
          <style:tab-stop style:position="6.251cm"/>
        </style:tab-stops>
      </style:paragraph-properties>
    </style:style>
    <style:style style:name="P3" style:family="paragraph" style:parent-style-name="Standard">
      <style:paragraph-properties fo:line-height="130%"/>
      <style:text-properties fo:font-size="8pt" style:font-size-asian="8pt" style:font-name-complex="Arial" style:font-size-complex="8pt"/>
    </style:style>
    <style:style style:name="P4" style:family="paragraph" style:parent-style-name="Standard">
      <style:paragraph-properties fo:line-height="130%" fo:text-align="justify" style:justify-single-word="false">
        <style:tab-stops>
          <style:tab-stop style:position="1.251cm"/>
        </style:tab-stops>
      </style:paragraph-properties>
      <style:text-properties fo:font-size="8pt" style:font-size-asian="8pt" style:font-name-complex="Arial" style:font-size-complex="8pt"/>
    </style:style>
    <style:style style:name="P5" style:family="paragraph" style:parent-style-name="Standard">
      <style:paragraph-properties fo:line-height="130%"/>
      <style:text-properties fo:font-size="10pt" style:font-size-asian="10pt" style:font-name-complex="Arial"/>
    </style:style>
    <style:style style:name="P6" style:family="paragraph" style:parent-style-name="Standard">
      <style:paragraph-properties fo:line-height="130%" fo:text-align="justify" style:justify-single-word="false"/>
      <style:text-properties fo:font-size="10pt" style:font-size-asian="10pt" style:font-name-complex="Arial"/>
    </style:style>
    <style:style style:name="P7" style:family="paragraph" style:parent-style-name="Standard">
      <style:paragraph-properties fo:line-height="130%" fo:text-align="justify" style:justify-single-word="false">
        <style:tab-stops>
          <style:tab-stop style:position="6.251cm"/>
        </style:tab-stops>
      </style:paragraph-properties>
      <style:text-properties fo:font-size="10pt" style:font-size-asian="10pt" style:font-name-complex="Arial"/>
    </style:style>
    <style:style style:name="P8" style:family="paragraph" style:parent-style-name="Standard">
      <style:paragraph-properties fo:line-height="130%" fo:text-align="justify" style:justify-single-word="false">
        <style:tab-stops>
          <style:tab-stop style:position="0cm"/>
          <style:tab-stop style:position="6.251cm"/>
        </style:tab-stops>
      </style:paragraph-properties>
      <style:text-properties fo:font-size="10pt" style:font-size-asian="10pt" style:font-name-complex="Arial"/>
    </style:style>
    <style:style style:name="P9"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10" style:family="paragraph" style:parent-style-name="Standard">
      <style:paragraph-properties fo:line-height="130%" fo:text-align="justify" style:justify-single-word="false"/>
      <style:text-properties fo:font-size="10pt" fo:background-color="#ffff00" style:font-size-asian="10pt" style:language-asian="zxx" style:country-asian="none" style:font-name-complex="Arial" style:language-complex="zxx" style:country-complex="none"/>
    </style:style>
    <style:style style:name="P11" style:family="paragraph" style:parent-style-name="Standard">
      <style:text-properties fo:language="de" fo:country="AT"/>
    </style:style>
    <style:style style:name="P12" style:family="paragraph" style:parent-style-name="Standard">
      <style:paragraph-properties fo:line-height="130%"/>
      <style:text-properties fo:font-size="7pt" style:font-size-asian="7pt" style:font-name-complex="Arial" style:font-size-complex="7pt"/>
    </style:style>
    <style:style style:name="P13" style:family="paragraph" style:parent-style-name="Standard">
      <style:paragraph-properties fo:line-height="130%" fo:text-align="justify" style:justify-single-word="false"/>
      <style:text-properties fo:font-size="7pt" style:font-size-asian="7pt" style:font-name-complex="Arial" style:font-size-complex="7pt"/>
    </style:style>
    <style:style style:name="P14" style:family="paragraph" style:parent-style-name="Standard">
      <style:paragraph-properties fo:line-height="130%"/>
      <style:text-properties fo:font-size="9pt" style:font-size-asian="9pt" style:font-name-complex="Arial" style:font-size-complex="9pt"/>
    </style:style>
    <style:style style:name="P15" style:family="paragraph" style:parent-style-name="Standard">
      <style:paragraph-properties fo:line-height="130%" fo:text-align="justify" style:justify-single-word="false"/>
      <style:text-properties fo:font-size="9pt" style:font-size-asian="9pt" style:font-name-complex="Arial" style:font-size-complex="9pt"/>
    </style:style>
    <style:style style:name="P16" style:family="paragraph" style:parent-style-name="Standard">
      <style:paragraph-properties fo:line-height="130%" fo:text-align="justify" style:justify-single-word="false" fo:break-before="page"/>
      <style:text-properties fo:font-size="8pt" style:font-size-asian="8pt" style:font-name-complex="Arial" style:font-size-complex="8pt"/>
    </style:style>
    <style:style style:name="P17" style:family="paragraph" style:parent-style-name="Standard">
      <style:paragraph-properties fo:line-height="130%" fo:text-align="justify" style:justify-single-word="false" fo:break-before="page">
        <style:tab-stops>
          <style:tab-stop style:position="1.251cm"/>
        </style:tab-stops>
      </style:paragraph-properties>
      <style:text-properties fo:font-size="8pt" style:font-size-asian="8pt" style:font-name-complex="Arial" style:font-size-complex="8pt"/>
    </style:style>
    <style:style style:name="P18"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fo:font-size="10pt" fo:background-color="#ffff00" style:font-size-asian="10pt" style:font-name-complex="Arial"/>
    </style:style>
    <style:style style:name="P19"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20" style:family="paragraph" style:parent-style-name="Standard">
      <style:paragraph-properties fo:margin-left="0cm" fo:margin-right="-0.25cm" fo:margin-top="0.106cm" fo:margin-bottom="0cm"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21" style:family="paragraph" style:parent-style-name="Standard">
      <style:paragraph-properties fo:margin-left="0cm" fo:margin-right="-0.25cm" fo:margin-top="0.106cm" fo:margin-bottom="0cm" fo:line-height="130%" fo:text-indent="0cm" style:auto-text-indent="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2" style:family="paragraph" style:parent-style-name="Standard">
      <style:paragraph-properties fo:margin-left="0cm" fo:margin-right="-0.25cm" fo:margin-top="0.106cm" fo:margin-bottom="0cm"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23" style:family="paragraph" style:parent-style-name="Heading_20_1" style:master-page-name="First_20_Page">
      <style:paragraph-properties style:page-number="auto"/>
      <style:text-properties style:language-complex="zxx" style:country-complex="none"/>
    </style:style>
    <style:style style:name="P24"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font-style="normal" style:font-style-asian="normal"/>
    </style:style>
    <style:style style:name="P25"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6" style:family="paragraph" style:parent-style-name="Heading_20_2">
      <style:paragraph-properties fo:margin-left="0cm" fo:margin-right="0cm" fo:text-align="justify" style:justify-single-word="false" fo:text-indent="-0.635cm" style:auto-text-indent="false">
        <style:tab-stops>
          <style:tab-stop style:position="0.751cm"/>
        </style:tab-stops>
      </style:paragraph-properties>
      <style:text-properties fo:background-color="#ffff00"/>
    </style:style>
    <style:style style:name="P27" style:family="paragraph" style:parent-style-name="Heading_20_2">
      <style:paragraph-properties fo:margin-left="0cm" fo:margin-right="0cm" fo:margin-top="0.071cm" fo:margin-bottom="0.212cm" fo:line-height="130%" fo:text-align="justify" style:justify-single-word="false" fo:text-indent="-0.635cm" style:auto-text-indent="false">
        <style:tab-stops>
          <style:tab-stop style:position="0.751cm"/>
        </style:tab-stops>
      </style:paragraph-properties>
      <style:text-properties fo:language="de" fo:country="AT" fo:font-style="normal" style:language-asian="ar" style:country-asian="SA" style:font-style-asian="normal"/>
    </style:style>
    <style:style style:name="P28" style:family="paragraph" style:parent-style-name="Heading_20_3">
      <style:paragraph-properties fo:margin-top="0cm" fo:margin-bottom="0.106cm" fo:line-height="130%" fo:text-align="justify" style:justify-single-word="false"/>
      <style:text-properties fo:font-size="10pt" fo:language="de" fo:country="AT" style:font-size-asian="10pt" style:language-asian="ar" style:country-asian="SA"/>
    </style:style>
    <style:style style:name="P29" style:family="paragraph" style:parent-style-name="Heading_20_3">
      <style:paragraph-properties fo:margin-top="0cm" fo:margin-bottom="0cm" fo:line-height="130%" fo:text-align="justify" style:justify-single-word="false"/>
      <style:text-properties fo:font-size="10pt" fo:language="de" fo:country="AT" style:font-size-asian="10pt" style:language-asian="ar" style:country-asian="SA"/>
    </style:style>
    <style:style style:name="P30" style:family="paragraph" style:parent-style-name="Heading_20_4">
      <style:paragraph-properties fo:margin-top="0.212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1" style:family="paragraph" style:parent-style-name="Heading_20_4">
      <style:paragraph-properties fo:margin-top="0.353cm" fo:margin-bottom="0.071cm" fo:line-height="130%" fo:text-align="justify" style:justify-single-word="false"/>
      <style:text-properties style:font-name="Arial" fo:font-size="10pt" fo:font-weight="normal" style:font-size-asian="10pt" style:language-asian="ar" style:country-asian="SA" style:font-weight-asian="normal" style:font-name-complex="Arial"/>
    </style:style>
    <style:style style:name="P32" style:family="paragraph" style:parent-style-name="Heading_20_4">
      <style:paragraph-properties fo:margin-top="0.353cm" fo:margin-bottom="0.071cm" fo:line-height="130%" fo:text-align="justify" style:justify-single-word="false"/>
      <style:text-properties style:font-name="Arial" fo:font-size="10pt" fo:language="de" fo:country="AT" fo:font-weight="normal" style:font-size-asian="10pt" style:language-asian="ar" style:country-asian="SA" style:font-weight-asian="normal" style:font-name-complex="Arial"/>
    </style:style>
    <style:style style:name="P33" style:family="paragraph" style:parent-style-name="Heading_20_4">
      <style:paragraph-properties fo:margin-top="0.353cm" fo:margin-bottom="0.071cm" fo:line-height="130%" fo:text-align="justify" style:justify-single-word="false"/>
      <style:text-properties style:font-name="Arial" fo:font-size="10pt" fo:language="en" fo:country="US" fo:font-weight="normal" style:font-size-asian="10pt" style:language-asian="ar" style:country-asian="SA" style:font-weight-asian="normal" style:font-name-complex="Arial"/>
    </style:style>
    <style:style style:name="P34" style:family="paragraph" style:parent-style-name="Footer">
      <style:text-properties fo:font-size="8pt" style:font-size-asian="8pt" style:font-size-complex="8pt"/>
    </style:style>
    <style:style style:name="P35" style:family="paragraph" style:parent-style-name="Header">
      <style:text-properties fo:language="de" fo:country="AT" style:language-asian="none" style:country-asian="none"/>
    </style:style>
    <style:style style:name="P36" style:family="paragraph" style:parent-style-name="Textkörper_20_2">
      <style:paragraph-properties fo:line-height="130%"/>
      <style:text-properties style:font-name="Arial" fo:font-size="10pt" style:font-size-asian="10pt" style:font-name-complex="Arial"/>
    </style:style>
    <style:style style:name="P37" style:family="paragraph" style:parent-style-name="Textkörper_20_3">
      <style:paragraph-properties fo:line-height="130%" fo:orphans="0" fo:widows="0"/>
      <style:text-properties fo:font-size="10pt" style:font-size-asian="10pt" style:font-name-complex="Arial"/>
    </style:style>
    <style:style style:name="P38" style:family="paragraph" style:parent-style-name="Formatvorlage_20_Aufzählung_20_1">
      <style:paragraph-properties fo:text-align="justify" style:justify-single-word="false"/>
    </style:style>
    <style:style style:name="P39" style:family="paragraph" style:parent-style-name="Formatvorlage_20_Aufzählung_20_1">
      <style:paragraph-properties fo:text-align="justify" style:justify-single-word="false"/>
      <style:text-properties fo:font-size="8pt" style:font-size-asian="8pt" style:font-name-complex="Arial" style:font-size-complex="8pt"/>
    </style:style>
    <style:style style:name="P40" style:family="paragraph" style:parent-style-name="Formatvorlage_20_Aufzählung_20_1">
      <style:paragraph-properties fo:text-align="justify" style:justify-single-word="false"/>
      <style:text-properties fo:font-size="8pt" fo:language="de" fo:country="AT" style:font-size-asian="8pt" style:font-name-complex="Arial" style:font-size-complex="8pt"/>
    </style:style>
    <style:style style:name="P41" style:family="paragraph" style:parent-style-name="Formatvorlage_20_Aufzählung_20_1">
      <style:paragraph-properties fo:text-align="justify" style:justify-single-word="false"/>
      <style:text-properties style:language-complex="zxx" style:country-complex="none"/>
    </style:style>
    <style:style style:name="P42"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00" style:font-name="Arial" fo:font-size="10pt" style:font-size-asian="10pt" style:font-name-complex="Arial"/>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ize="9pt" style:font-name-asian="Arial" style:font-size-asian="9pt" style:font-size-complex="9pt"/>
    </style:style>
    <style:style style:name="T4" style:family="text">
      <style:text-properties style:font-name-asian="Arial"/>
    </style:style>
    <style:style style:name="T5" style:family="text">
      <style:text-properties fo:font-size="8pt" style:font-size-asian="8pt" style:font-name-complex="Arial"/>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T8" style:family="text">
      <style:text-properties fo:font-size="8pt" fo:font-weight="bold" fo:background-color="#ffff00" style:font-size-asian="8pt" style:font-weight-asian="bold" style:font-size-complex="8pt"/>
    </style:style>
    <style:style style:name="T9" style:family="text">
      <style:text-properties style:font-name-complex="Arial"/>
    </style:style>
    <style:style style:name="T10" style:family="text">
      <style:text-properties fo:font-size="10pt" style:font-size-asian="10pt" style:font-name-complex="Arial"/>
    </style:style>
    <style:style style:name="T11" style:family="text">
      <style:text-properties fo:background-color="#ffff00"/>
    </style:style>
    <style:style style:name="T12" style:family="text">
      <style:text-properties style:language-complex="zxx" style:country-complex="none"/>
    </style:style>
    <style:style style:name="T13" style:family="text">
      <style:text-properties fo:font-style="normal" style:font-style-asian="normal"/>
    </style:style>
    <style:style style:name="T14"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Ausbildungsvertrag</text:h>
      <text:p text:style-name="P3"/>
      <text:p text:style-name="P5">Dieser Vertrag regelt das Rechtsverhältnis zwischen </text:p>
      <text:p text:style-name="P5"><text:span text:style-name="T1">dem Verein Fachhochschule Technikum Wien,</text:span> 1060 Wien, Mariahilfer Straße 37-39 (kurz „Erhalter“ genannt) einerseits <text:span text:style-name="T1">und</text:span></text:p>
      <text:p text:style-name="P3"/>
      <text:p text:style-name="P2"><text:span text:style-name="T10">Familienname: <text:tab/></text:span><text:span text:style-name="T10"><text:database-display text:table-name="" text:table-type="table" text:column-name="Name">«Name»</text:database-display></text:span></text:p>
      <text:p text:style-name="P7">Vorname: <text:tab/><text:database-display text:table-name="" text:table-type="table" text:column-name="Vorname">«Vorname»</text:database-display> <text:database-display text:table-name="" text:table-type="table" text:column-name="Vornamen">«Vornamen»</text:database-display></text:p>
      <text:p text:style-name="P7">Akademische/r Titel:<text:tab/><text:database-display text:table-name="" text:table-type="table" text:column-name="Name">«Titel»</text:database-display></text:p>
      <text:p text:style-name="P7">Adresse:<text:tab/><text:database-display text:table-name="" text:table-type="table" text:column-name="Adresse">«Adresse»</text:database-display>; <text:database-display text:table-name="" text:table-type="table" text:column-name="PLZ">«PLZ»</text:database-display> <text:database-display text:table-name="" text:table-type="table" text:column-name="Ort">«Ort»</text:database-display></text:p>
      <text:p text:style-name="P8">Geburtsdatum: <text:tab/><text:database-display text:table-name="" text:table-type="table" text:column-name="Geb.datum">«Geb.Datum»</text:database-display></text:p>
      <text:p text:style-name="P1"><text:span text:style-name="T10">Sozialversicherungsnummer:</text:span><text:span text:style-name="Footnote_20_Symbol"><text:span text:style-name="T10"><text:note text:id="ftn1" text:note-class="footnote"><text:note-citation>1</text:note-citation><text:note-body><text:p text:style-name="Standard"><text:span text:style-name="T4"><text:s/></text:span><text:span text:style-name="T5">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text:p><text:p text:style-name="P11"/></text:note-body></text:note></text:span></text:span><text:span text:style-name="T10"><text:tab/></text:span><text:span text:style-name="T10"><text:database-display text:table-name="" text:table-type="table" text:column-name="Soz.Versnr.">«Soz.Vers.Nr.»</text:database-display></text:span></text:p>
      <text:p text:style-name="P8">Personenkennzeichen:<text:tab/><text:database-display text:table-name="" text:table-type="table" text:column-name="Matrikelnr">«Matr.Nr»</text:database-display></text:p>
      <text:p text:style-name="P12"/>
      <text:p text:style-name="P5">(kurz „Studentin“ bzw. „Student“ genannt) andererseits. </text:p>
      <text:p text:style-name="P3"/>
      <text:p text:style-name="P5">im Rahmen des <text:span text:style-name="T11">Bachelor/Master-</text:span>Studienganges <text:span text:style-name="T2">„XXX</text:span><text:span text:style-name="T11">“</text:span><text:span text:style-name="T2">, StgKz 1111</text:span><text:span text:style-name="T1">, </text:span>in der Organisationsform eines <text:span text:style-name="T2">berufsbegleitenden Studiums/ Vollzeitstudiums/Fernstudiums</text:span><text:span text:style-name="T11">.</text:span></text:p>
      <text:p text:style-name="P14"/>
      <text:list xml:id="list305698312" text:style-name="WW8Num7">
        <text:list-item>
          <text:list>
            <text:list-item>
              <text:p text:style-name="P25"><text:span text:style-name="T4"><text:s/></text:span>Ausbildungsort</text:p>
            </text:list-item>
          </text:list>
        </text:list-item>
      </text:list>
      <text:p text:style-name="P6">Studienort sind die Räumlichkeiten der FH Technikum Wien, 1200 Wien, Höchstädtplatz und 1210 Wien, Giefinggasse. Bei Bedarf kann der Erhalter einen anderen Studienort festlegen.</text:p>
      <text:p text:style-name="P15"/>
      <text:list xml:id="list529624494" text:continue-numbering="true" text:style-name="WW8Num7">
        <text:list-item>
          <text:list>
            <text:list-item>
              <text:p text:style-name="P24">Vertragsgrundlage</text:p>
            </text:list-item>
          </text:list>
        </text:list-item>
      </text:list>
      <text:p text:style-name="P6">Die Ausbildung erfolgt auf der Grundlage des Fachhochschul-Studiengesetzes, BGBl. Nr. 340/1993 idgF, des Hochschul-Qualitätssicherungsgesetzes, BGBl. I Nr. 74/2011 idgF, des Akkreditierungsbescheides des Board der AQ Austria vom 9.5.2012, GZ FH12020016 idgF und des Fördervertrags mit dem Bundesministerium für Wissenschaft und Forschung idgF.</text:p>
      <text:p text:style-name="P15"/>
      <text:list xml:id="list1324068271" text:continue-numbering="true" text:style-name="WW8Num7">
        <text:list-item>
          <text:list>
            <text:list-item>
              <text:p text:style-name="P27"><text:bookmark-start text:name="_Ref78860434"/>Ausbildungsdauer<text:bookmark-end text:name="_Ref78860434"/></text:p>
            </text:list-item>
          </text:list>
        </text:list-item>
      </text:list>
      <text:p text:style-name="P6">Die Ausbildungsdauer beträgt <text:span text:style-name="T11">zwei/drei/vier/sechs</text:span> Semester.</text:p>
      <text:p text:style-name="P6"/>
      <text:p text:style-name="P6">Nachgewiesene erworbene Kenntnisse können auf einzelne Lehrveranstaltungen angerechnet werden bzw. zum Erlass einer Lehrveranstaltung oder des Berufspraktikums führen. Hierzu bedarf es eines Antrages der Studentin bzw. des Studenten und der nachfolgenden Feststellung der inhaltlichen und umfänglichen Gleichwertigkeit durch die Studiengangsleitung.</text:p>
      <text:p text:style-name="P16"/>
      <text:list xml:id="list1732819465" text:continue-numbering="true" text:style-name="WW8Num7">
        <text:list-item>
          <text:list>
            <text:list-item>
              <text:p text:style-name="P27">Ausbildungsabschluss</text:p>
            </text:list-item>
          </text:list>
        </text:list-item>
      </text:list>
      <text:p text:style-name="P37">Die Ausbildung endet mit der positiven Absolvierung der das jeweilige Studium abschließenden kommissionellen Prüfung. Nach dem Abschluss der vorgeschriebenen Prüfungen wird der akademische Grad <text:span text:style-name="T11">Bachelor/Master</text:span> of Science in Engineering (<text:span text:style-name="T11">BSc/MSc</text:span>) durch das FH-Kollegium verliehen.</text:p>
      <text:p text:style-name="P37"/>
      <text:list xml:id="list1237237271" text:continue-numbering="true" text:style-name="WW8Num7">
        <text:list-item>
          <text:list>
            <text:list-item>
              <text:p text:style-name="P27">Rechte und Pflichten des Erhalters</text:p>
            </text:list-item>
          </text:list>
        </text:list-item>
      </text:list>
      <text:p text:style-name="P28"><text:bookmark-start text:name="_Ref78865698"/>5.1 Rechte<text:bookmark-end text:name="_Ref78865698"/></text:p>
      <text:p text:style-name="P6">Der Erhalter führt eine periodische Überprüfung des Studiums im Hinblick auf Relevanz und Aktualität durch und ist im Einvernehmen mit dem FH-Kollegium berechtigt, daraus Änderungen des akkreditierten Studienganges abzuleiten.</text:p>
      <text:list xml:id="list1539722475" text:style-name="WW8Num4">
        <text:list-header>
          <text:p text:style-name="P40"/>
        </text:list-header>
      </text:list>
      <text:p text:style-name="P28">5.2 Pflichten</text:p>
      <text:list xml:id="list1304044380" text:continue-numbering="true" text:style-name="WW8Num4">
        <text:list-item>
          <text:p text:style-name="P41">Der Erhalter ist verpflichtet, all jene Voraussetzungen zu bieten, damit das Studium innerhalb der Ausbildungsdauer (Pkt. 3) erfolgreich abgeschlossen werden kann. Die Voraussetzungen zur Erfüllung dieser Verpflichtung sind Gegenstand des akkreditierten Studienganges idgF, der Satzung der FH Technikum Wien idgF und der Hausordnung idgF. </text:p>
        </text:list-item>
        <text:list-item>
          <text:p text:style-name="P41">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41">Der Erhalter ist nur dann berechtigt, die der Studentin oder dem Studenten zur Verfügung gestellte FHTW- eMail-Adresse weiterzugeben, wenn im Sinne von § 47 Datenschutzgesetz (DSG 2000) das öffentliche oder wissenschaftliche Interesse gegenüber dem privaten Einzelinteresse überwiegt.</text:p>
        </text:list-item>
      </text:list>
      <text:p text:style-name="P6"/>
      <text:list xml:id="list1057559961" text:continue-list="list1237237271" text:style-name="WW8Num7">
        <text:list-item>
          <text:list>
            <text:list-item>
              <text:p text:style-name="P27">Rechte und Pflichten der Studierenden</text:p>
            </text:list-item>
          </text:list>
        </text:list-item>
      </text:list>
      <text:p text:style-name="P28">6.1 Rechte</text:p>
      <text:p text:style-name="P6">Die Studentin bzw. der Student hat das Recht auf </text:p>
      <text:list xml:id="list1597834648" text:continue-list="list1304044380" text:style-name="WW8Num4">
        <text:list-item>
          <text:p text:style-name="P41">einen Studienbetrieb gemäß den im akkreditierten Studiengang idgF und in der Satzung der FH Technikum Wien idgF festgelegten Bedingungen;</text:p>
        </text:list-item>
        <text:list-item>
          <text:p text:style-name="P41">ein Zeugnis über die im laufenden Semester abgelegten Prüfungen;</text:p>
        </text:list-item>
        <text:list-item>
          <text:p text:style-name="P38"><text:span text:style-name="T12">Unterbrechung der Ausbildung aus nachgewiesenen zwingenden persönlichen, gesundheitlichen oder beruflichen</text:span><text:span text:style-name="T9"> Gründen.</text:span></text:p>
          <text:p text:style-name="P39"/>
        </text:list-item>
      </text:list>
      <text:p text:style-name="P29">6.2 Pflichten</text:p>
      <text:p text:style-name="P30">6.2.1 Studienbeitrag</text:p>
      <text:p text:style-name="P6">Die Studentin bzw. der Student ist verpflichtet, zwei Wochen vor Beginn jedes Semesters (StudienanfängerInnen: bis 20. August vor Studienbeginn) einen Studienbeitrag gemäß Fachhochschul-Studiengesetz (BGBl. Nr. 340/1993 idgF) in der Höhe von derzeit € 363,36 netto pro Semester zu entrichten. Dies gilt auch in Semestern mit DiplomandInnenenstatus o.ä. Im Falle einer Erhöhung des gesetzlichen Studienbeitragssatzes erhöht sich der angeführte Betrag entsprechend. <text:soft-page-break/>Bei Nichtantritt des Studiums oder Abbruch zu Beginn oder während des Semesters verfällt der Studienbeitrag.</text:p>
      <text:p text:style-name="P32">6.2.2 Studierendenbeitrag („ÖH-Beitrag“)</text:p>
      <text:p text:style-name="P6">Gemäß § 4 Abs. 9 des Fachhochschul-Studiengesetzes (BGBl. Nr. 340/1993 idgF und der Bundesministeriengesetz-Novelle 2007, BGBl. I Nr. 6/2007) gehören Studierende an Fachhochschul-Studiengängen der Österreichischen HochschülerInnenschaft (ÖH) gemäß Hochschülerinnen- und Hochschülerschaftsgesetz (HSG 1998) an. Daraus resultiert die Verpflichtung der Studentin oder des Studenten zur Entrichtung des ÖH-Beitrags. Dies gilt auch in Semestern mit DiplomandInnenstatus. Der Studierendenbeitrag kann jährlich durch die ÖH indexiert werden; die genaue Höhe des Studierendenbeitrags wird von der ÖH jährlich für das folgende Studienjahr bekannt gegeben.</text:p>
      <text:p text:style-name="P6">Die Einhebung des Betrags erfolgt durch die Fachhochschule. Der Erhalter überweist in Folge die eingezahlten Beträge der Studierenden ohne Abzüge an die ÖH. Die Entrichtung des Betrags ist Voraussetzung für die Zulassung zum Studium bzw. für dessen Fortsetzung.</text:p>
      <text:p text:style-name="P33">6.2.3 Kaution</text:p>
      <text:p text:style-name="P6">Im Zuge der Einschreibung ist der Nachweis über die einbezahlte Kaution zu erbringen.</text:p>
      <text:p text:style-name="P6">Die Kaution beträgt € 150,–.</text:p>
      <text:p text:style-name="P6">Bei Nichtantritt des Studiums oder Abbruch während des ersten oder zweiten Semesters verfällt die Kaution.</text:p>
      <text:p text:style-name="P6">Bei aufrechtem Inskriptionsverhältnis zu Beginn des zweiten Semesters wird die Kaution auf den Unkostenbeitrag (siehe nächster Punkt) des ersten und zweiten Semesters angerechnet. </text:p>
      <text:p text:style-name="P31">6.2.4 Unkostenbeitrag </text:p>
      <text:p text:style-name="P42">Pro Semester ist ein Unkostenbeitrag zu entrichten, wobei es sich nicht um einen Pauschalbetrag handelt. Der Unkostenbeitrag stellt eine Abgeltung für über das Normalmaß hinausgehende Serviceleistungen der FH dar, z.B. Freifächer, Beratung/Info Auslandsstudium, Sponsionsfeiern, Vorträge / Jobbörse, Mensa etc.</text:p>
      <text:p text:style-name="P6">Die Höhe des Unkostenbeitrages beträgt derzeit € 75,– pro Semester. Eine allfällige Anpassung wird durch Aushang bekannt gemacht.</text:p>
      <text:p text:style-name="P6">Der Unkostenbeitrag ist <text:span text:style-name="T11">im/ab dem</text:span> 3. Semester gleichzeitig mit der Studiengebühr vor Beginn des Semesters zu entrichten.</text:p>
      <text:p text:style-name="P6">Bei Vertragsauflösung vor Studienabschluss aus Gründen, die die Studentin bzw. der Student zu vertreten hat, oder auf deren bzw. dessen Wunsch, wird der Unkostenbeitrag zur Abdeckung der dem Erhalter erwachsenen administrativen Zusatzkosten einbehalten.</text:p>
      <text:p text:style-name="P33">6.2.5 Lehr- und Lernbehelfe</text:p>
      <text:p text:style-name="P9">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text:p>
      <text:p text:style-name="P33"><text:bookmark-start text:name="_Ref78863824"/>6.2.6 Beibringung persönlicher Daten<text:bookmark-end text:name="_Ref78863824"/></text:p>
      <text:p text:style-name="P36">Die Studentin bzw. der Student ist verpflichtet, persönliche Daten beizubringen, die auf Grund eines Gesetzes, einer Verordnung oder eines Bescheides vom Erhalter zu erfassen sind.</text:p>
      <text:p text:style-name="P33"><text:bookmark-start text:name="_Ref78867653"/><text:soft-page-break/>6.2.7 Verwertungsrechte</text:p>
      <text:p text:style-name="P36">Sofern nicht im Einzelfall andere Regelungen zwischen dem Erhalter und der Studentin oder dem Studenten getroffen wurden, ist die Studentin oder der Student verpflichtet, dem Erhalter die Rechte an Forschungs- und Entwicklungsergebnissen auf dessen schriftliche Anfrage hin anzubieten.</text:p>
      <text:p text:style-name="P36"/>
      <text:p text:style-name="P33">6.2.8 Aufzeichnungen und Mitschnitte</text:p>
      <text:p text:style-name="P36">Es ist der/dem 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text:p>
      <text:p text:style-name="P36">Ausgenommen hiervon ist eine Aufzeichnung zu ausschließlichen Lern-, Studien- und Forschungszwecken und zum privaten Gebrauch, sofern hierfür der Vortragende vorab ausdrücklich seine schriftliche Zustimmung erteilt hat.</text:p>
      <text:p text:style-name="P32">6.2.9 Geheimhaltungspflicht<text:bookmark-end text:name="_Ref78867653"/></text:p>
      <text:p text:style-name="P6">Die Studentin bzw. der Student ist zur Geheimhaltung von Forschungs- und Entwicklungsaktivitäten und -ergebnissen gegenüber Dritten verpflichtet. </text:p>
      <text:p text:style-name="P6"/>
      <text:p text:style-name="P6">6.2.10 Unfallmeldung</text:p>
      <text:p text:style-name="P6">Im Falle eines Unfalles mit körperlicher Verletzung des/der Studierenden im Zusammenhang mit dem Studium ist die/der Studierende verpflichtet, innerhalb von drei Tagen eine Meldung am Studiengangssekretariat einzubringen. Dies betrifft auch Wegunfälle zur oder von der FH.</text:p>
      <text:p text:style-name="P6"/>
      <text:list xml:id="list1328449204" text:continue-list="list1057559961" text:style-name="WW8Num7">
        <text:list-item>
          <text:list>
            <text:list-item>
              <text:p text:style-name="P27">Beendigung des Vertrages</text:p>
            </text:list-item>
          </text:list>
        </text:list-item>
      </text:list>
      <text:p text:style-name="P28">7.1 Auflösung im beiderseitigen Einvernehmen</text:p>
      <text:p text:style-name="P9">Im beiderseitigen Einvernehmen ist die Auflösung des Ausbildungsvertrages jederzeit ohne Angabe von Gründen möglich. Die einvernehmliche Auflösung bedarf der Schriftform.</text:p>
      <text:p text:style-name="P4"/>
      <text:p text:style-name="P28">7.2 Kündigung durch die Studentin bzw. den Studenten</text:p>
      <text:p text:style-name="P9">Die Studentin bzw. der Student kann den Ausbildungsvertrag schriftlich jeweils zum Ende eines Semesters kündigen.</text:p>
      <text:p text:style-name="P17"/>
      <text:p text:style-name="P28">7.3 Ausschluss durch den Erhalter</text:p>
      <text:p text:style-name="P6">Der Erhalter kann die Studentin bzw. den Studenten aus wichtigem Grund mit sofortiger Wirkung vom weiteren Studium ausschließen, und zwar beispielsweise wegen</text:p>
      <text:list xml:id="list149498524" text:continue-list="list1597834648" text:style-name="WW8Num4">
        <text:list-item>
          <text:p text:style-name="P41">nicht genügender Leistung im Sinne der Prüfungsordnung;</text:p>
        </text:list-item>
        <text:list-item>
          <text:p text:style-name="P41">mehrmaliges unentschuldigtes Verletzen der Anwesenheitspflicht ;</text:p>
        </text:list-item>
        <text:list-item>
          <text:p text:style-name="P41">wiederholten Nichteinhaltens von Prüfungsterminen und Abgabeterminen für Seminararbeiten, Projektarbeiten etc.;</text:p>
        </text:list-item>
        <text:list-item>
          <text:p text:style-name="P41">schwerwiegender bzw. wiederholter Verstöße gegen die Hausordnung;</text:p>
        </text:list-item>
        <text:list-item>
          <text:p text:style-name="P41">persönlichen Verhaltens, das zu einer Beeinträchtigung des Images und/oder Betriebes des Studienganges, der Fachhochschule bzw. des Erhalters oder von Personen führt, die für die Fachhochschule bzw. den Erhalter tätig sind;</text:p>
        </text:list-item>
        <text:list-item>
          <text:p text:style-name="P41">Verletzung der Verpflichtung, dem Erhalter die Rechte an Forschungs- und Entwicklungsergebnissen anzubieten (siehe Pkt. 6.2.7);</text:p>
        </text:list-item>
        <text:list-item>
          <text:p text:style-name="P41">Verletzung der Geheimhaltungspflicht (siehe Pkt. 6.2.8.); </text:p>
        </text:list-item>
        <text:list-item>
          <text:p text:style-name="P41">strafgerichtlicher Verurteilung (wobei die Art des Deliktes und der Grad der Schuld berücksichtigt werden);</text:p>
        </text:list-item>
        <text:list-item>
          <text:p text:style-name="P41">Nichterfüllung finanzieller Verpflichtungen trotz Mahnung (z.B. Unkostenbeitrag, Studienbeitrag etc.);</text:p>
        </text:list-item>
        <text:list-item>
          <text:p text:style-name="P41">Weigerung zur Beibringung von Daten (siehe Pkt. 6.2.6)</text:p>
        </text:list-item>
        <text:list-item>
          <text:p text:style-name="P41">Plagiieren im Rahmen wissenschaftlicher Arbeiten</text:p>
        </text:list-item>
      </text:list>
      <text:p text:style-name="P13"/>
      <text:p text:style-name="P6">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text:p>
      <text:p text:style-name="P6">Gleichzeitig mit dem Ausspruch des Ausschlusses kann auch ein Hausverbot verhängt werden.</text:p>
      <text:p text:style-name="P6"/>
      <text:p text:style-name="P28">7.4 Erlöschen</text:p>
      <text:p text:style-name="P6">Der Ausbildungsvertrag erlischt mit der Verleihung des akademischen Grades.</text:p>
      <text:p text:style-name="P28"/>
      <text:list xml:id="list1017728382" text:continue-list="list1328449204" text:style-name="WW8Num7">
        <text:list-item>
          <text:list>
            <text:list-item>
              <text:p text:style-name="P26"><text:span text:style-name="T13">Ergänzende</text:span> <text:span text:style-name="T13">Vereinbarungen</text:span></text:p>
            </text:list-item>
          </text:list>
        </text:list-item>
      </text:list>
      <text:p text:style-name="P10">Das gesamte Studienprogramm wird in englischer Sprache angeboten. Die Studentin bzw. der Student erklärt, die englische Sprache in Wort und Schrift in dem für eine akademische Ausbildung erforderlichen Ausmaß zu beherrschen.</text:p>
      <text:p text:style-name="P18"/>
      <text:p text:style-name="P6"><text:span text:style-name="T11">Studierende des Studiengangs sind verpflichtet, eine EDV-Ausstattung zu beschaffen und zu unterhalten, die es ermöglicht, an den Fernlehrelementen teilzunehmen. Die gesamten Kosten der Anschaffung und des Betriebs (inkl. Kosten für Internet und e-mail) trägt der Student bzw. die Studentin.</text:span> </text:p>
      <text:p text:style-name="P6"/>
      <text:list xml:id="list1101111307" text:continue-numbering="true" text:style-name="WW8Num7">
        <text:list-item>
          <text:list>
            <text:list-item>
              <text:p text:style-name="P27"><text:soft-page-break/>Unwirksamkeit von Vertragsbestimmungen, Vertragslücke </text:p>
            </text:list-item>
          </text:list>
        </text:list-item>
      </text:list>
      <text:p text:style-name="P6">Sollten einzelne Bestimmungen dieses Vertrages unwirksam oder nichtig sein oder werden, so berührt dies die Gültigkeit der übrigen Bestimmungen dieses Vertrages nicht.</text:p>
      <text:p text:style-name="P6">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text:p>
      <text:p text:style-name="P6"/>
      <text:list xml:id="list1738546084" text:continue-numbering="true" text:style-name="WW8Num7">
        <text:list-item>
          <text:list>
            <text:list-item>
              <text:p text:style-name="P27">Ausfertigungen, Gebühren, Gerichtsstand</text:p>
            </text:list-item>
          </text:list>
        </text:list-item>
      </text:list>
      <text:p text:style-name="P6">Die Ausfertigung dieses Vertrages erfolgt in zweifacher Ausführung. Ein Original verbleibt im zuständigen Administrationsbüro des Fachhochschul-Studienganges. Eine Ausfertigung wird der Studentin bzw. dem Studenten übergeben.</text:p>
      <text:p text:style-name="P6">Der Ausbildungsvertrag ist gebührenfrei.</text:p>
      <text:p text:style-name="P6">Gerichtsstand ist Wien, Innere Stadt.</text:p>
      <text:p text:style-name="P6"/>
      <text:p text:style-name="P6"/>
      <text:p text:style-name="P6"/>
      <text:p text:style-name="P6"/>
      <text:p text:style-name="P19"><text:tab/><text:tab/><text:tab/><text:tab/><text:tab/><text:tab/> <text:s text:c="8"/>Wien, <text:span text:style-name="T11">XX.XX.20XX</text:span></text:p>
      <table:table table:name="Tabelle1" table:style-name="Tabelle1">
        <table:table-column table:style-name="Tabelle1.A"/>
        <table:table-column table:style-name="Tabelle1.B"/>
        <table:table-column table:style-name="Tabelle1.A"/>
        <table:table-row table:style-name="Tabelle1.1">
          <table:table-cell table:style-name="Tabelle1.A1" office:value-type="string">
            <text:p text:style-name="P20">Ort, Datum</text:p>
          </table:table-cell>
          <table:table-cell table:style-name="Tabelle1.B1" office:value-type="string">
            <text:p text:style-name="P22"/>
          </table:table-cell>
          <table:table-cell table:style-name="Tabelle1.A1" office:value-type="string">
            <text:p text:style-name="P20">Ort, Datum</text:p>
            <text:p text:style-name="P20"/>
            <text:p text:style-name="P20"/>
            <text:p text:style-name="P20"/>
            <text:p text:style-name="P20"/>
          </table:table-cell>
        </table:table-row>
        <table:table-row table:style-name="Tabelle1.1">
          <table:table-cell table:style-name="Tabelle1.A2" office:value-type="string">
            <text:p text:style-name="P21">Die Studentin/der Student<text:line-break/>ggf. gesetzliche VertreterInnen</text:p>
          </table:table-cell>
          <table:table-cell table:style-name="Tabelle1.B1" office:value-type="string">
            <text:p text:style-name="P22"/>
          </table:table-cell>
          <table:table-cell table:style-name="Tabelle1.A2" office:value-type="string">
            <text:p text:style-name="P20">Für die FH Technikum Wien</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Times New Roman'" style:font-family-generic="roman"/>
    <style:font-face style:name="Optima" svg:font-family="Optima,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text-properties style:font-name="Optima" fo:font-size="11pt" style:font-size-asian="11pt" style:font-name-complex="Optim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language="de" fo:country="A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WW8Num7" style:class="text">
      <style:paragraph-properties fo:margin="100%" fo:margin-left="0.63cm" fo:margin-right="0cm" fo:margin-top="0.423cm" fo:margin-bottom="0.106cm" fo:text-indent="0cm" style:auto-text-indent="false" fo:keep-with-next="always"/>
      <style:text-properties fo:font-size="11pt" fo:font-style="italic" fo:font-weight="bold" style:font-size-asian="11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style:font-name-complex="Times New Roman"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font-style="italic"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size="11pt" style:font-size-asian="11pt" style:font-name-complex="Optima"/>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Standard_20__28_Web_29_" style:display-name="Standard (Web)" style:family="paragraph" style:parent-style-name="Standard">
      <style:paragraph-properties fo:margin-top="0.176cm" fo:margin-bottom="0.176cm"/>
      <style:text-properties fo:color="#000000" style:font-name="Times New Roman" style:font-name-complex="Times New Roman" style:font-size-complex="12pt"/>
    </style:style>
    <style:style style:name="Tabelleninhalt" style:family="paragraph" style:parent-style-name="Standard">
      <style:paragraph-properties fo:margin-top="0.141cm" fo:margin-bottom="0.141cm"/>
      <style:text-properties fo:font-size="9pt" fo:language="en" fo:country="GB" style:font-size-asian="9pt"/>
    </style:style>
    <style:style style:name="Aufzählungen" style:family="paragraph" style:parent-style-name="Standard" style:list-style-name="WW8Num5"/>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size="12pt" fo:language="de" fo:country="DE" style:font-name-asian="ヒラギノ角ゴ Pro W3" style:font-size-asian="12pt" style:font-name-complex="Lucida Grande" style:font-size-complex="10pt" style:language-complex="ar" style:country-complex="SA"/>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text-position="-50% 100%" style:font-name="Wingdings" fo:font-size="16pt" style:font-size-asian="16pt" style:font-name-complex="Wingdings" style:font-size-complex="16pt"/>
    </style:style>
    <style:style style:name="WW8Num3z0" style:family="text">
      <style:text-properties style:font-name="Arial" style:font-name-complex="Aria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font-variant="normal" fo:text-transform="none" fo:color="#000000" style:text-outline="false" style:text-line-through-style="none" style:text-position="0% 100%" style:font-name="Wingdings" fo:font-size="12pt" fo:font-style="normal" fo:text-shadow="none" fo:font-weight="normal" style:font-size-asian="12pt" style:font-style-asian="normal" style:font-weight-asian="normal" style:font-name-complex="Wingdings" text:display="true"/>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8462" style:text-position="super 58%" style:font-name="Wingdings" fo:font-size="20pt" style:font-size-asian="20pt" style:font-name-complex="Wingdings" style:font-size-complex="20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font-style="normal" style:font-style-asian="normal"/>
    </style:style>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AT" style:language-asian="none" style:country-asian="none"/>
    </style:style>
    <style:style style:name="MP2" style:family="paragraph" style:parent-style-name="Footer">
      <style:text-properties fo:font-size="8pt" style:font-size-asian="8pt" style:font-size-complex="8pt"/>
    </style:style>
    <style:style style:name="MT1" style:family="text"/>
    <style:style style:name="MT2" style:family="text">
      <style:text-properties fo:font-size="8pt" fo:background-color="#ffff00" style:font-size-asian="8pt" style:font-size-complex="8pt"/>
    </style:style>
    <style:style style:name="MT3" style:family="text">
      <style:text-properties fo:font-size="8pt" style:font-size-asian="8pt" style:font-size-complex="8pt"/>
    </style:style>
    <style:style style:name="MT4" style:family="text">
      <style:text-properties fo:font-size="8pt" fo:font-weight="bold" fo:background-color="#ffff00" style:font-size-asian="8pt" style:font-weight-asian="bold"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bottom="3.381cm" style:dynamic-spacing="true"/>
      </style:header-style>
      <style:footer-style>
        <style:header-footer-properties fo:min-height="0.771cm" fo:margin-top="0.672cm" style:dynamic-spacing="true"/>
      </style:footer-style>
    </style:page-layout>
  </office:automatic-styles>
  <office:master-styles>
    <style:master-page style:name="Standard" style:page-layout-name="Mpm1">
      <style:header>
        <text:p text:style-name="MP1"><draw:frame draw:style-name="Mfr1" draw:name="Grafik1" text:anchor-type="char" svg:x="11.001cm" svg:y="-0.628cm" svg:width="6.008cm" svg:height="2.699cm" draw:z-index="5"><draw:image xlink:href="Pictures/1000000000000F43000006D85BD8023A.jpg" xlink:type="simple" xlink:show="embed" xlink:actuate="onLoad"/></draw:frame></text:p>
      </style:header>
      <style:footer>
        <text:p text:style-name="MP2">Ausbildungsvertrag<text:tab/><text:tab/><text:span text:style-name="Page_20_Number"><text:page-number text:select-page="current">6</text:page-number></text:span></text:p>
        <text:p text:style-name="Footer"><text:span text:style-name="Page_20_Number"><text:span text:style-name="MT2">Bachelor/Master</text:span></text:span><text:span text:style-name="Page_20_Number"><text:span text:style-name="MT3">-Studiengang </text:span></text:span><text:span text:style-name="Page_20_Number"><text:span text:style-name="MT2">XXX</text:span></text:span></text:p>
      </style:footer>
    </style:master-page>
    <style:master-page style:name="First_20_Page" style:display-name="First Page" style:page-layout-name="Mpm1" style:next-style-name="Standard">
      <style:header>
        <text:p text:style-name="MP1"><draw:frame draw:style-name="Mfr1" draw:name="Grafik2" text:anchor-type="char" svg:x="11.06cm" svg:y="-0.628cm" svg:width="6.008cm" svg:height="2.699cm" draw:z-index="0"><draw:image xlink:href="Pictures/1000000000000F43000006D85BD8023A.jpg" xlink:type="simple" xlink:show="embed" xlink:actuate="onLoad"/></draw:frame></text:p>
      </style:header>
      <style:footer>
        <text:p text:style-name="MP2">Ausbildungsvertrag<text:tab/><text:tab/><text:span text:style-name="Page_20_Number"><text:page-number text:select-page="current">1</text:page-number></text:span></text:p>
        <text:p text:style-name="Footer"><text:span text:style-name="Page_20_Number"><text:span text:style-name="MT2">Bachelor/Master-</text:span></text:span><text:span text:style-name="Page_20_Number"><text:span text:style-name="MT3">Studiengang </text:span></text:span><text:span text:style-name="Page_20_Number"><text:span text:style-name="MT4">XXX</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Fh, Studiengang Elektronik</meta:initial-creator>
    <meta:creation-date>2013-04-03T12:09:00</meta:creation-date>
    <dc:creator>Nicole Sagmeister</dc:creator>
    <dc:date>2013-04-03T13:56:00</dc:date>
    <meta:print-date>2013-04-03T13:08:00</meta:print-date>
    <meta:editing-cycles>3</meta:editing-cycles>
    <meta:generator>LibreOffice/3.5$Linux_X86_64 LibreOffice_project/350m1$Build-2</meta:generator>
    <meta:document-statistic meta:table-count="1" meta:image-count="2" meta:object-count="0" meta:page-count="6" meta:paragraph-count="105" meta:word-count="1636" meta:character-count="12733" meta:non-whitespace-character-count="11478"/>
    <meta:user-defined meta:name="Info 1"/>
    <meta:user-defined meta:name="Info 2"/>
    <meta:user-defined meta:name="Info 3"/>
    <meta:user-defined meta:name="Info 4"/>
  </office:meta>
</office:document-meta>
</file>